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3">
            <text:p>23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7" office:value-type="string">
            <text:p>2023-02-17_01-21-32_000.jpg</text:p>
          </table:table-cell>
          <table:table-cell table:style-name="ce27" office:value-type="string">
            <text:p>-*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-*">
            <text:p>-*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17" office:value-type="string">
            <text:p>2023-02-17_01-21-58_000.jpg</text:p>
          </table:table-cell>
          <table:table-cell table:style-name="ce27" office:value-type="string">
            <text:p>-*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-*">
            <text:p>-*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2">
            <text:p>22</text:p>
          </table:table-cell>
          <table:table-cell table:style-name="ce10" office:value-type="string">
            <text:p>2023-02-17_09-06-36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1">
            <text:p>21</text:p>
          </table:table-cell>
          <table:table-cell table:style-name="ce17" office:value-type="string">
            <text:p>2023-02-17_03-05-30_000.jpg</text:p>
          </table:table-cell>
          <table:table-cell table:style-name="ce26" office:value-type="string">
            <text:p>:m :PHOTO 寝た時刻 / 2023 / オナニー、未了、duration=40?時間ぐらい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寝た時刻 / 2023 / オナニー、未了、duration=40?時間ぐらい,other=~">
            <text:p>:m :PHOTO 寝た時刻 / 2023 / オナニー、未了、duration=40?時間ぐらい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2-16_13-58-54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2-16_21-15-38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18" office:value-type="string">
            <text:p>2023-02-17_01-19-21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,id=2023-02-16_11-12-57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,id=2023-02-16_11-12-57_000.jp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,id=2023-02-16_11-12-57_000.jpg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2-17_01-19-26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,id=2023-02-16_11-12-57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,id=2023-02-16_11-12-57_000.jp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,id=2023-02-16_11-12-57_000.jp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6">
            <text:p>16</text:p>
          </table:table-cell>
          <table:table-cell table:style-name="ce18" office:value-type="string">
            <text:p>2023-02-17_01-19-31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,id=2023-02-16_11-12-57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,id=2023-02-16_11-12-57_000.jp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,id=2023-02-16_11-12-57_000.jpg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2-17_01-18-56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3">
            <text:p>13</text:p>
          </table:table-cell>
          <table:table-cell table:style-name="ce10" office:value-type="string">
            <text:p>2023-02-17_01-19-09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02-17_01-20-45_000.jpg</text:p>
          </table:table-cell>
          <table:table-cell table:style-name="ce26" office:value-type="string">
            <text:p>:PHOTO 記録 / 経過記録；作ったもの / food=焼酎漬け / materialニンニク,liquor=麦焼酎：??ml,time=~,container=silver-cap-meduim / type=~,other=スライス：取り出した,occasion=経過観察,id=2023-02-12_21-35-37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PHOTO 記録 / 経過記録；作ったもの / food=焼酎漬け / materialニンニク,liquor=麦焼酎：??ml,time=~,container=silver-cap-meduim / type=~,other=スライス：取り出した,occasion=経過観察,id=2023-02-12_21-35-37_000.jpg">
            <text:p>:PHOTO 記録 / 経過記録；作ったもの / food=焼酎漬け / materialニンニク,liquor=麦焼酎：??ml,time=~,container=silver-cap-meduim / type=~,other=スライス：取り出した,occasion=経過観察,id=2023-02-12_21-35-37_000.jpg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18" office:value-type="string">
            <text:p>2023-02-17_01-22-08_000.jpg</text:p>
          </table:table-cell>
          <table:table-cell table:style-name="ce26" office:value-type="string">
            <text:p>:PHOTO 記録 / 経過記録；作ったもの / food=焼酎漬け / materialニンニク,liquor=麦焼酎：??ml,time=~,container=silver-cap-meduim / type=~,other=スライス：取り出した,occasion=経過観察,id=2023-02-12_21-35-37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PHOTO 記録 / 経過記録；作ったもの / food=焼酎漬け / materialニンニク,liquor=麦焼酎：??ml,time=~,container=silver-cap-meduim / type=~,other=スライス：取り出した,occasion=経過観察,id=2023-02-12_21-35-37_000.jpg">
            <text:p>:PHOTO 記録 / 経過記録；作ったもの / food=焼酎漬け / materialニンニク,liquor=麦焼酎：??ml,time=~,container=silver-cap-meduim / type=~,other=スライス：取り出した,occasion=経過観察,id=2023-02-12_21-35-37_000.jpg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3">
            <text:p>23</text:p>
          </table:table-cell>
          <table:table-cell table:style-name="ce17" office:value-type="string">
            <text:p>2023-02-17_09-21-02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2-16_18-30-58_000.mp4</text:p>
          </table:table-cell>
          <table:table-cell table:style-name="ce26" office:value-type="string">
            <text:p>:VIDEO / @自室 / 記録 / jap.flute / 演奏、play / R=1 / genre=melody,session=hour-18,memo=~,file-piece-id=~,memo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VIDEO / @自室 / 記録 / jap.flute / 演奏、play / R=1 / genre=melody,session=hour-18,memo=~,file-piece-id=~,memo=~,other=~">
            <text:p>:VIDEO / @自室 / 記録 / jap.flute / 演奏、play / R=1 / genre=melody,session=hour-18,memo=~,file-piece-id=~,memo=~,other=~</text:p>
          </table:table-cell>
          <table:table-cell table:style-name="ce10" table:formula="of:=RIGHT([.B16];[.K16])" office:value-type="string" office:string-value="mp4">
            <text:p>mp4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7" office:value-type="string">
            <text:p>2023-02-16_18-32-14_000.mp4</text:p>
          </table:table-cell>
          <table:table-cell table:style-name="ce26" office:value-type="string">
            <text:p>:VIDEO / @自室 / 記録 / jap.flute / 演奏、play / R=2 / genre=melody,session=hour-18,memo=~,file-piece-id=~,memo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VIDEO / @自室 / 記録 / jap.flute / 演奏、play / R=2 / genre=melody,session=hour-18,memo=~,file-piece-id=~,memo=~,other=~">
            <text:p>:VIDEO / @自室 / 記録 / jap.flute / 演奏、play / R=2 / genre=melody,session=hour-18,memo=~,file-piece-id=~,memo=~,other=~</text:p>
          </table:table-cell>
          <table:table-cell table:style-name="ce10" table:formula="of:=RIGHT([.B17];[.K17])" office:value-type="string" office:string-value="mp4">
            <text:p>mp4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2-16_18-33-32_000.mp4</text:p>
          </table:table-cell>
          <table:table-cell table:style-name="ce26" office:value-type="string">
            <text:p>:VIDEO / @自室 / 記録 / jap.flute / 演奏、play / R=3 / genre=melody,session=hour-18,memo=~,file-piece-id=2023-02-16_18-32-14_000.mp4,memo=~,other=continue-from:R.2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VIDEO / @自室 / 記録 / jap.flute / 演奏、play / R=3 / genre=melody,session=hour-18,memo=~,file-piece-id=2023-02-16_18-32-14_000.mp4,memo=~,other=continue-from:R.2">
            <text:p>:VIDEO / @自室 / 記録 / jap.flute / 演奏、play / R=3 / genre=melody,session=hour-18,memo=~,file-piece-id=2023-02-16_18-32-14_000.mp4,memo=~,other=continue-from:R.2</text:p>
          </table:table-cell>
          <table:table-cell table:style-name="ce10" table:formula="of:=RIGHT([.B18];[.K18])" office:value-type="string" office:string-value="mp4">
            <text:p>mp4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2-16_18-34-34_000.mp4</text:p>
          </table:table-cell>
          <table:table-cell table:style-name="ce26" office:value-type="string">
            <text:p>:VIDEO / @自室 / 記録 / jap.flute / 演奏、play / R=4 / genre=melody,session=hour-18,memo=~,file-piece-id=~,memo=~,other=ボツ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VIDEO / @自室 / 記録 / jap.flute / 演奏、play / R=4 / genre=melody,session=hour-18,memo=~,file-piece-id=~,memo=~,other=ボツ">
            <text:p>:VIDEO / @自室 / 記録 / jap.flute / 演奏、play / R=4 / genre=melody,session=hour-18,memo=~,file-piece-id=~,memo=~,other=ボツ</text:p>
          </table:table-cell>
          <table:table-cell table:style-name="ce10" table:formula="of:=RIGHT([.B19];[.K19])" office:value-type="string" office:string-value="mp4">
            <text:p>mp4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2-16_18-36-16_000.mp4</text:p>
          </table:table-cell>
          <table:table-cell table:style-name="ce26" office:value-type="string">
            <text:p>:VIDEO / @自室 / 記録 / jap.flute / 演奏、play / R=5 / genre=melody,session=hour-18,memo=~,file-piece-id=~,memo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VIDEO / @自室 / 記録 / jap.flute / 演奏、play / R=5 / genre=melody,session=hour-18,memo=~,file-piece-id=~,memo=~,other=~">
            <text:p>:VIDEO / @自室 / 記録 / jap.flute / 演奏、play / R=5 / genre=melody,session=hour-18,memo=~,file-piece-id=~,memo=~,other=~</text:p>
          </table:table-cell>
          <table:table-cell table:style-name="ce10" table:formula="of:=RIGHT([.B20];[.K20])" office:value-type="string" office:string-value="mp4">
            <text:p>mp4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 office:value-type="string">
            <text:p>2023-02-16_16-49-58_000.jpg</text:p>
          </table:table-cell>
          <table:table-cell table:style-name="ce26" office:value-type="string">
            <text:p>:m 1*2 RES / free / res-id=N3Y7 / theme=楕円型表面への光線：焦点はどこか / genre=mullihag:gwanghag,content=,w=~ / session-number=s-id.R62V / doc=~,other=file+;continue-from:s-id.10SB;メタ情報：解説;q+:y切片：y0で微分；q+:法線と接線：それぞれのy切片：両者の間の距離；q+:q-id.P0UG(dhadiyda):y切片同士の距離：y0が増加すると、どうなるか；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m 1*2 RES / free / res-id=N3Y7 / theme=楕円型表面への光線：焦点はどこか / genre=mullihag:gwanghag,content=,w=~ / session-number=s-id.R62V / doc=~,other=file+;continue-from:s-id.10SB;メタ情報：解説;q+:y切片：y0で微分；q+:法線と接線：それぞれのy切片：両者の間の距離；q+:q-id.P0UG(dhadiyda):y切片同士の距離：y0が増加すると、どうなるか；">
            <text:p>:m 1*2 RES / free / res-id=N3Y7 / theme=楕円型表面への光線：焦点はどこか / genre=mullihag:gwanghag,content=,w=~ / session-number=s-id.R62V / doc=~,other=file+;continue-from:s-id.10SB;メタ情報：解説;q+:y切片：y0で微分；q+:法線と接線：それぞれのy切片：両者の間の距離；q+:q-id.P0UG(dhadiyda):y切片同士の距離：y0が増加すると、どうなるか；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2-16_16-50-21_000.jpg</text:p>
          </table:table-cell>
          <table:table-cell table:style-name="ce26" office:value-type="string">
            <text:p>:m 2*2 RES / free / res-id=N3Y7 / theme=楕円型表面への光線：焦点はどこか / genre=mullihag:gwanghag,content=,w=~ / session-number=s-id.R62V / doc=~,other=file+;continue-from:s-id.10SB;q+:q-id.LJ1C:楕円、接線、法線：x、y軸と成す角度：それぞれの関係：continue+;found+ / N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2]=&quot;&quot;;[.C24];CONCATENATE([.C24];&quot; / &quot;;[.E22]))" office:value-type="string" office:string-value=":m 1*1 RES / JVEMV6 64#236_inui / 『脳科学からみる子どもの心の育ち』 著者=乾敏郎,校注=~ / p.183 / w=線維；長連合線維；上縦束；ミエリン；灰白質；,topic=~,publisher=~,other=want-to-know+:各連合線維：特質；q+:q-id.WFZZ:「ミエリン化が遅い」：どんな影響、どこに？">
            <text:p>:m 1*1 RES / JVEMV6 64#236_inui / 『脳科学からみる子どもの心の育ち』 著者=乾敏郎,校注=~ / p.183 / w=線維；長連合線維；上縦束；ミエリン；灰白質；,topic=~,publisher=~,other=want-to-know+:各連合線維：特質；q+:q-id.WFZZ:「ミエリン化が遅い」：どんな影響、どこに？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47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8" office:value-type="string">
            <text:p>2023-02-16_16-51-10_000.jpg</text:p>
          </table:table-cell>
          <table:table-cell table:style-name="ce26" office:value-type="string">
            <text:p>:m 1*1 RES / free / res-id=N3Y7 / theme=楕円型表面への光線：焦点はどこか / genre=mullihag:gwanghag,content=,w=~ / session-number=s-id.NEYN,topic=p-id.NEYN:(y&gt;b)の場合：どんな軌跡か？ / doc=~,other=related:q-id.8GIO; / N~:comp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string" office:string-value=":m 1*1 RES / free / res-id=N3Y7 / theme=楕円型表面への光線：焦点はどこか / genre=mullihag:gwanghag,content=,w=~ / session-number=s-id.NEYN,topic=p-id.NEYN:(y&gt;b)の場合：どんな軌跡か？ / doc=~,other=related:q-id.8GIO; / N~:comp">
            <text:p>:m 1*1 RES / free / res-id=N3Y7 / theme=楕円型表面への光線：焦点はどこか / genre=mullihag:gwanghag,content=,w=~ / session-number=s-id.NEYN,topic=p-id.NEYN:(y&gt;b)の場合：どんな軌跡か？ / doc=~,other=related:q-id.8GIO; / N~:comp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47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 office:value-type="string">
            <text:p>2023-02-16_18-03-28_000.jpg</text:p>
          </table:table-cell>
          <table:table-cell table:style-name="ce26" office:value-type="string">
            <text:p>:m 1*1 RES / JVEMV6 64#236_inui / 『脳科学からみる子どもの心の育ち』 著者=乾敏郎,校注=~ / p.183 / w=線維；長連合線維；上縦束；ミエリン；灰白質；,topic=~,publisher=~,other=want-to-know+:各連合線維：特質；q+:q-id.WFZZ:「ミエリン化が遅い」：どんな影響、どこに？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4];[.K24])" office:value-type="string" office:string-value="jpg">
            <text:p>jpg</text:p>
          </table:table-cell>
          <table:table-cell table:style-name="ce47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4">
            <text:p>24</text:p>
          </table:table-cell>
          <table:table-cell table:style-name="ce17" office:value-type="string">
            <text:p>2023-02-17_11-37-44_000.jpg</text:p>
          </table:table-cell>
          <table:table-cell table:style-name="ce26" office:value-type="string">
            <text:p>:m 1*1 RES / JVEMV6 64#218_chosenjin_gyakusatsu / 『関東大震災　「朝鮮人虐殺の真実」』 著者=工藤美代子,校注=~,出版社=産経新聞出版 / p.77 / w=,topic=,publisher=~,other=timeline+:閔妃、暗殺～明治天皇、死去；timeline+:嘉仁[よしひと親王（大正天皇）、朝鮮へ;timeline+:嘉仁親王、即位～原敬、暗殺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string" office:string-value=":m 1*1 RES / JVEMV6 64#218_chosenjin_gyakusatsu / 『関東大震災　「朝鮮人虐殺の真実」』 著者=工藤美代子,校注=~,出版社=産経新聞出版 / p.77 / w=,topic=,publisher=~,other=timeline+:閔妃、暗殺～明治天皇、死去；timeline+:嘉仁[よしひと親王（大正天皇）、朝鮮へ;timeline+:嘉仁親王、即位～原敬、暗殺">
            <text:p>:m 1*1 RES / JVEMV6 64#218_chosenjin_gyakusatsu / 『関東大震災　「朝鮮人虐殺の真実」』 著者=工藤美代子,校注=~,出版社=産経新聞出版 / p.77 / w=,topic=,publisher=~,other=timeline+:閔妃、暗殺～明治天皇、死去；timeline+:嘉仁[よしひと親王（大正天皇）、朝鮮へ;timeline+:嘉仁親王、即位～原敬、暗殺</text:p>
          </table:table-cell>
          <table:table-cell table:style-name="ce10" table:formula="of:=RIGHT([.B25];[.K25])" office:value-type="string" office:string-value="jpg">
            <text:p>jpg</text:p>
          </table:table-cell>
          <table:table-cell table:style-name="ce47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5">
            <text:p>25</text:p>
          </table:table-cell>
          <table:table-cell table:style-name="ce18" office:value-type="string">
            <text:p>2023-02-17_11-38-21_000.jpg</text:p>
          </table:table-cell>
          <table:table-cell table:style-name="ce26" office:value-type="string">
            <text:p>:m #*# / memo:other(m:other) / topic=習字, about=,other=,id=~,content=閣;約;藤;崎;線;維;由;束;縦;親;新;明;鏡;密;使;必;要;城;崎;品;港;義;運;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string" office:string-value=":m #*# / memo:other(m:other) / topic=習字, about=,other=,id=~,content=閣;約;藤;崎;線;維;由;束;縦;親;新;明;鏡;密;使;必;要;城;崎;品;港;義;運;">
            <text:p>:m #*# / memo:other(m:other) / topic=習字, about=,other=,id=~,content=閣;約;藤;崎;線;維;由;束;縦;親;新;明;鏡;密;使;必;要;城;崎;品;港;義;運;</text:p>
          </table:table-cell>
          <table:table-cell table:style-name="ce10" table:formula="of:=RIGHT([.B26];[.K26])" office:value-type="string" office:string-value="jpg">
            <text:p>jpg</text:p>
          </table:table-cell>
          <table:table-cell table:style-name="ce47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6">
            <text:p>26</text:p>
          </table:table-cell>
          <table:table-cell table:style-name="ce18" office:value-type="string">
            <text:p>2023-02-17_11-44-30_000.jpg</text:p>
          </table:table-cell>
          <table:table-cell table:style-name="ce26" office:value-type="string">
            <text:p>:m 記録 / 身体 / 痛み：歯 / loc=左、上：一番奥：根元,cause=歯ブラシが触れる：痛い,loc-incident=~,id=~,phase=~,apparatus=~,injury=~,treatment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7]=&quot;&quot;;[.C27];CONCATENATE([.C27];&quot; / &quot;;[.E27]))" office:value-type="string" office:string-value=":m 記録 / 身体 / 痛み：歯 / loc=左、上：一番奥：根元,cause=歯ブラシが触れる：痛い,loc-incident=~,id=~,phase=~,apparatus=~,injury=~,treatment=~,other=~">
            <text:p>:m 記録 / 身体 / 痛み：歯 / loc=左、上：一番奥：根元,cause=歯ブラシが触れる：痛い,loc-incident=~,id=~,phase=~,apparatus=~,injury=~,treatment=~,other=~</text:p>
          </table:table-cell>
          <table:table-cell table:style-name="ce10" table:formula="of:=RIGHT([.B27];[.K27])" office:value-type="string" office:string-value="jpg">
            <text:p>jpg</text:p>
          </table:table-cell>
          <table:table-cell table:style-name="ce47" table:formula="of:=FIND(&quot;.&quot;;[.B27];1)" office:value-type="float" office:value="24">
            <text:p>24</text:p>
          </table:table-cell>
          <table:table-cell table:formula="of:=LEN([.B27])" office:value-type="float" office:value="27">
            <text:p>27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2">
            <text:p>2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27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7">2023/02/17</text:date>, <text:time>13:13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2-17T13:13:27.81</dc:date>
    <dc:creator>iwabuchi ken</dc:creator>
    <meta:editing-duration>P53DT23H53M38S</meta:editing-duration>
    <meta:editing-cycles>17404</meta:editing-cycles>
    <meta:document-statistic meta:table-count="2" meta:cell-count="936" meta:object-count="0"/>
    <meta:user-defined meta:name="qrichtext">1</meta:user-defined>
  </office:meta>
</office:document-meta>
</file>